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GAMLSS</text:p>
          </table:table-cell>
          <table:table-cell office:value-type="string" calcext:value-type="string">
            <text:p>GEV</text:p>
          </table:table-cell>
          <table:table-cell office:value-type="string" calcext:value-type="string">
            <text:p>GPD</text:p>
          </table:table-cell>
        </table:table-row>
        <table:table-row table:style-name="ro1">
          <table:table-cell office:value-type="string" calcext:value-type="string">
            <text:p>lato x20</text:p>
          </table:table-cell>
          <table:table-cell office:value-type="float" office:value="36.31206" calcext:value-type="float">
            <text:p>36.31206</text:p>
          </table:table-cell>
          <table:table-cell office:value-type="float" office:value="35.13362" calcext:value-type="float">
            <text:p>35.13362</text:p>
          </table:table-cell>
          <table:table-cell office:value-type="float" office:value="35.7647" calcext:value-type="float">
            <text:p>35.7647</text:p>
          </table:table-cell>
        </table:table-row>
        <table:table-row table:style-name="ro1">
          <table:table-cell office:value-type="string" calcext:value-type="string">
            <text:p>lato x50</text:p>
          </table:table-cell>
          <table:table-cell office:value-type="float" office:value="36.71698" calcext:value-type="float">
            <text:p>36.71698</text:p>
          </table:table-cell>
          <table:table-cell office:value-type="float" office:value="35.80286" calcext:value-type="float">
            <text:p>35.80286</text:p>
          </table:table-cell>
          <table:table-cell office:value-type="float" office:value="35.90235" calcext:value-type="float">
            <text:p>35.90235</text:p>
          </table:table-cell>
        </table:table-row>
        <table:table-row table:style-name="ro1">
          <table:table-cell office:value-type="string" calcext:value-type="string">
            <text:p>jesień x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sień x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ma x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ma x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osna x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osna x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9T16:31:02.888736676</meta:creation-date>
    <dc:date>2022-04-29T16:34:48.333099451</dc:date>
    <meta:editing-duration>PT3M46S</meta:editing-duration>
    <meta:editing-cycles>1</meta:editing-cycles>
    <meta:document-statistic meta:table-count="1" meta:cell-count="17" meta:object-count="0"/>
    <meta:generator>LibreOffice/7.3.2.2$Linux_X86_64 LibreOffice_project/30$Build-2</meta:generator>
  </office:meta>
</office:document-meta>
</file>